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automatic" fo:background-color="#F2F2F2"/>
      <style:text-properties fo:color="#000000" style:font-family-generic="swiss"/>
    </style:style>
    <style:style style:name="ce3" style:family="table-cell" style:parent-style-name="Default" style:data-style-name="N0">
      <style:table-cell-properties style:vertical-align="automatic" fo:background-color="#BAE4FE"/>
      <style:text-properties fo:color="#000000" style:font-family-generic="swiss"/>
    </style:style>
    <style:style style:name="ce4" style:family="table-cell" style:parent-style-name="Default" style:data-style-name="N0">
      <style:table-cell-properties style:vertical-align="automatic" fo:background-color="#FED3BA"/>
      <style:text-properties fo:color="#000000" style:font-family-generic="swiss"/>
    </style:style>
    <style:style style:name="ce5" style:family="table-cell" style:parent-style-name="Default" style:data-style-name="N0">
      <style:table-cell-properties style:vertical-align="automatic" fo:background-color="#F5BAFE"/>
      <style:text-properties fo:color="#000000" style:font-family-generic="swiss"/>
    </style:style>
    <style:style style:name="ce6" style:family="table-cell" style:parent-style-name="Default" style:data-style-name="N0">
      <style:table-cell-properties style:vertical-align="automatic" fo:background-color="#FFF1C1"/>
      <style:text-properties fo:color="#000000" style:font-family-generic="swiss"/>
    </style:style>
    <style:style style:name="ce7" style:family="table-cell" style:parent-style-name="Default" style:data-style-name="N0">
      <style:table-cell-properties fo:background-color="#F8CECD"/>
      <style:text-properties fo:color="#000000" style:font-family-generic="swiss"/>
    </style:style>
    <style:style style:name="ce8" style:family="table-cell" style:parent-style-name="Default" style:data-style-name="N0">
      <style:table-cell-properties style:vertical-align="automatic" fo:background-color="#F8CECD"/>
      <style:text-properties fo:color="#000000" style:font-family-generic="swiss"/>
    </style:style>
    <style:style style:name="ce9" style:family="table-cell" style:parent-style-name="Default" style:data-style-name="N0">
      <style:table-cell-properties style:vertical-align="automatic" fo:wrap-option="wrap" fo:background-color="#F2F2F2"/>
      <style:text-properties fo:color="#000000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style:vertical-align="automatic" fo:wrap-option="wrap" fo:background-color="#BAE4FE"/>
      <style:text-properties fo:color="#000000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style:vertical-align="automatic" fo:wrap-option="wrap" fo:background-color="#FED3BA"/>
      <style:text-properties fo:color="#000000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style:vertical-align="automatic" fo:wrap-option="wrap" fo:background-color="#F5BAFE"/>
      <style:text-properties fo:color="#000000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automatic" fo:wrap-option="wrap" fo:background-color="#FFF1C1"/>
      <style:text-properties fo:color="#000000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automatic" fo:wrap-option="wrap" fo:background-color="#F8CECD"/>
      <style:text-properties fo:color="#000000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78555555555556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2.99861111111111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08138888888889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09902777777778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2.66347222222222cm"/>
    </style:style>
    <style:style style:name="co12" style:family="table-column">
      <style:table-column-properties fo:break-before="auto" style:column-width="2.48708333333333cm"/>
    </style:style>
    <style:style style:name="co13" style:family="table-column">
      <style:table-column-properties fo:break-before="auto" style:column-width="1.97555555555556cm"/>
    </style:style>
    <style:style style:name="co14" style:family="table-column">
      <style:table-column-properties fo:break-before="auto" style:column-width="2.01083333333333cm"/>
    </style:style>
    <style:style style:name="co15" style:family="table-column">
      <style:table-column-properties fo:break-before="auto" style:column-width="2.11666666666667cm"/>
    </style:style>
    <style:style style:name="co16" style:family="table-column">
      <style:table-column-properties fo:break-before="auto" style:column-width="2.45180555555556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26pt" style:use-optimal-row-height="true" fo:break-before="auto"/>
    </style:style>
    <style:style style:name="ro3" style:family="table-row">
      <style:table-row-properties style:row-height="3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Online supplement to BIR2024</text:p>
          </table:table-cell>
          <table:table-cell table:number-columns-repeated="16383"/>
        </table:table-row>
        <table:table-row table:style-name="ro1">
          <table:table-cell office:value-type="string" table:style-name="ce16">
            <text:p>Jöran Lindeberg, Martin Henkel, Eric-Oluf Sve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he CAS concepts (on row 2) are grouped into themes (on row 1)</text:p>
          </table:table-cell>
          <table:table-cell table:number-columns-repeated="16383"/>
        </table:table-row>
        <table:table-row table:number-rows-repeated="1048571" table:style-name="ro1">
          <table:table-cell table:number-columns-repeated="16384"/>
        </table:table-row>
      </table:table>
      <table:table table:name="Mapping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" table:number-columns-repeated="16366" table:default-cell-style-name="ce1"/>
        <table:table-row table:style-name="ro2">
          <table:table-cell table:number-columns-repeated="3" table:style-name="ce9"/>
          <table:table-cell office:value-type="string" table:style-name="ce11">
            <text:p>Compontents</text:p>
          </table:table-cell>
          <table:table-cell table:style-name="ce11"/>
          <table:table-cell office:value-type="string" table:style-name="ce12">
            <text:p>Part-of</text:p>
          </table:table-cell>
          <table:table-cell table:number-columns-repeated="2" table:style-name="ce12"/>
          <table:table-cell office:value-type="string" table:style-name="ce13">
            <text:p>Behaviour</text:p>
          </table:table-cell>
          <table:table-cell table:number-columns-repeated="3" table:style-name="ce13"/>
          <table:table-cell office:value-type="string" table:style-name="ce14">
            <text:p>Adaptation</text:p>
          </table:table-cell>
          <table:table-cell table:style-name="ce14"/>
          <table:table-cell office:value-type="string" table:style-name="ce10">
            <text:p>Complexity</text:p>
          </table:table-cell>
          <table:table-cell table:number-columns-repeated="3" table:style-name="ce10"/>
          <table:table-cell table:number-columns-repeated="16366" table:style-name="ce15"/>
        </table:table-row>
        <table:table-row table:style-name="ro3">
          <table:table-cell office:value-type="string" table:style-name="ce9">
            <text:p>Modelling Language</text:p>
          </table:table-cell>
          <table:table-cell office:value-type="string" table:style-name="ce9">
            <text:p>Source(s)</text:p>
          </table:table-cell>
          <table:table-cell office:value-type="string" table:style-name="ce9">
            <text:p>Addiational Specification</text:p>
          </table:table-cell>
          <table:table-cell office:value-type="string" table:style-name="ce11">
            <text:p>Agent</text:p>
          </table:table-cell>
          <table:table-cell office:value-type="string" table:style-name="ce11">
            <text:p>Constraint</text:p>
          </table:table-cell>
          <table:table-cell office:value-type="string" table:style-name="ce12">
            <text:p>Structural Emergence</text:p>
          </table:table-cell>
          <table:table-cell office:value-type="string" table:style-name="ce12">
            <text:p>Multi-level system</text:p>
          </table:table-cell>
          <table:table-cell office:value-type="string" table:style-name="ce12">
            <text:p>Environment</text:p>
          </table:table-cell>
          <table:table-cell office:value-type="string" table:style-name="ce13">
            <text:p>Agent interaction</text:p>
          </table:table-cell>
          <table:table-cell office:value-type="string" table:style-name="ce13">
            <text:p>Event</text:p>
          </table:table-cell>
          <table:table-cell office:value-type="string" table:style-name="ce13">
            <text:p>Behaviour</text:p>
          </table:table-cell>
          <table:table-cell office:value-type="string" table:style-name="ce13">
            <text:p>Behavioural emergence</text:p>
          </table:table-cell>
          <table:table-cell office:value-type="string" table:style-name="ce14">
            <text:p>Feedback loops</text:p>
          </table:table-cell>
          <table:table-cell office:value-type="string" table:style-name="ce14">
            <text:p>Adaptation</text:p>
          </table:table-cell>
          <table:table-cell office:value-type="string" table:style-name="ce10">
            <text:p>Messiness</text:p>
          </table:table-cell>
          <table:table-cell office:value-type="string" table:style-name="ce10">
            <text:p>Fuzziness</text:p>
          </table:table-cell>
          <table:table-cell office:value-type="string" table:style-name="ce10">
            <text:p>Non-linearity</text:p>
          </table:table-cell>
          <table:table-cell office:value-type="string" table:style-name="ce10">
            <text:p>Non-determinism</text:p>
          </table:table-cell>
          <table:table-cell table:number-columns-repeated="16366" table:style-name="ce15"/>
        </table:table-row>
        <table:table-row table:style-name="ro1">
          <table:table-cell office:value-type="string" table:style-name="ce2">
            <text:p>AMENITIES Conceptual Framework for Cooperative Systems</text:p>
          </table:table-cell>
          <table:table-cell office:value-type="string" table:style-name="ce2">
            <text:p>Garrido J.L.; Noguera M.; González M.; Hurtado M.V.; Rodríguez M.L., 2007, Definition and use of Computation Independent Models in an MDA-based groupware development process</text:p>
          </table:table-cell>
          <table:table-cell table:style-name="ce2"/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7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ARDI Model (Actors, Resources, Dynamics and Interactions)</text:p>
          </table:table-cell>
          <table:table-cell office:value-type="string" table:style-name="ce2">
            <text:p>Sahraoui Y.; De Godoy Leski C.; Benot M.-L.; Revers F.; Salles D.; van Halder I.; Barneix M.; Carassou L., 2021, Integrating ecological networks modelling in a participatory approach for assessing impacts of planning scenarios on landscape connectivity</text:p>
          </table:table-cell>
          <table:table-cell table:style-name="ce2"/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7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ollaboration Context Ontology</text:p>
          </table:table-cell>
          <table:table-cell office:value-type="string" table:style-name="ce2">
            <text:p>Gong R.; Ning K.; Li Q.; O'Sullivan D.; Chen Y.; Decker S., 2009, Context modeling and measuring for proactive resource recommendation in business collaboration</text:p>
          </table:table-cell>
          <table:table-cell table:style-name="ce2"/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7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ollaborative Network Ontology (CPO)</text:p>
          </table:table-cell>
          <table:table-cell office:value-type="string" table:style-name="ce2">
            <text:p>Benaben F.; Truptil S.; Mu W.; Pingaud H.; Touzi J.; Rajsiri V.; Lorre J.-P., 2018, Model-driven engineering of mediation information system for enterprise interoperability</text:p>
          </table:table-cell>
          <table:table-cell table:style-name="ce2"/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8">
            <text:p>No</text:p>
          </table:table-cell>
          <table:table-cell office:value-type="string" table:style-name="ce7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SRML4BI</text:p>
          </table:table-cell>
          <table:table-cell office:value-type="string" table:style-name="ce2">
            <text:p>Teruel M.A.; Maté A.; Navarro E.; González P.; Trujillo J.C., 2019, The New Era of Business Intelligence Applications: Building from a Collaborative Point of View</text:p>
          </table:table-cell>
          <table:table-cell table:style-name="ce2"/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7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EXTENDED Module</text:p>
          </table:table-cell>
          <table:table-cell office:value-type="string" table:style-name="ce2">
            <text:p>Janowski T.; Lugo G.G.; Zheng H., 1999, Modelling an extended/virtual enterprise by the composition of enterprise models</text:p>
          </table:table-cell>
          <table:table-cell table:style-name="ce2"/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8">
            <text:p>No</text:p>
          </table:table-cell>
          <table:table-cell office:value-type="string" table:style-name="ce7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Generic Privacy Ontology</text:p>
          </table:table-cell>
          <table:table-cell office:value-type="string" table:style-name="ce2">
            <text:p>Allison D.S.; Kamoun A.; Capretz M.A.M.; Tazi S.; Drira K.; Elyamany H.F., 2016, An ontology driven privacy framework for collaborative working environments</text:p>
          </table:table-cell>
          <table:table-cell table:style-name="ce2"/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7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iStar</text:p>
          </table:table-cell>
          <table:table-cell office:value-type="string" table:style-name="ce2">
            <text:p>Villa A.; Bruno G., 2013, Promoting SME cooperative aggregations: Main criteria and contractual models. Paja E.; Dalpiaz F.; Giorgini P., 2015, Modelling and reasoning about security requirements in socio-technical systems.<text:s/></text:p>
          </table:table-cell>
          <table:table-cell office:value-type="string" table:style-name="ce2">
            <text:p>Dalpiaz, F., Franch, X., &amp; Horkoff, J. (2016). iStar 2.0 Language Guide. https://doi.org/10.48550/arXiv.1605.07767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7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IDEF0</text:p>
          </table:table-cell>
          <table:table-cell office:value-type="string" table:style-name="ce2">
            <text:p>Cho H.; Kulvatunyou B.; Jeong H.; Jones A., 2004, Using business process specifications and agents to integrate a scenario-driven supply chain. Sadigh B.L.; Unver H.O.; Nikghadam S.; Dogdu E.; Ozbayoglu A.M.; Kilic S.E., 2017, An ontology-based multi-agent virtual enterprise system (OMAVE): part 1: domain modelling and rule management</text:p>
          </table:table-cell>
          <table:table-cell office:value-type="string" table:style-name="ce2">
            <text:p>IDEFØ – Function Modeling Method – IDEF. (n.d.). Retrieved May 3, 2024, from https://www.idef.com/idefo-function_modeling_method/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8">
            <text:p>No</text:p>
          </table:table-cell>
          <table:table-cell office:value-type="string" table:style-name="ce7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Italian Business Network Contract ontology</text:p>
          </table:table-cell>
          <table:table-cell office:value-type="string" table:style-name="ce2">
            <text:p>Villa A.; Bruno G., 2013, Promoting SME cooperative aggregations: Main criteria and contractual models</text:p>
          </table:table-cell>
          <table:table-cell table:style-name="ce2"/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8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KiPPINOT-CORE</text:p>
          </table:table-cell>
          <table:table-cell office:value-type="string" table:style-name="ce2">
            <text:p>Estrada-Torres B.; Richetti P.H.P.; Del-Río-Ortega A.; Baião F.A.; Resinas M.; Santoro F.M.; Ruiz-Cortés A., 2019, Measuring performance in knowledge-intensive processes</text:p>
          </table:table-cell>
          <table:table-cell table:style-name="ce2"/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8">
            <text:p>Yes</text:p>
          </table:table-cell>
          <table:table-cell office:value-type="string" table:style-name="ce7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myKinMatters</text:p>
          </table:table-cell>
          <table:table-cell office:value-type="string" table:style-name="ce2">
            <text:p>Konstantinidis G.; Chapman A.; Weal M.J.; Alzubaidi A.; Ballard L.M.; Lucassen A.M., 2020, The need for machine-processable agreements in health data management</text:p>
          </table:table-cell>
          <table:table-cell table:style-name="ce2"/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7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Process Life Cycle Information and Process Analysis Methodology (PLIPAM)</text:p>
          </table:table-cell>
          <table:table-cell office:value-type="string" table:style-name="ce2">
            <text:p>Kim G.Y.; Lee J.Y.; Park Y.H.; Noh S.D., 2012, Product life cycle information and process analysis methodology: Integrated information and process analysis for product life cycle management</text:p>
          </table:table-cell>
          <table:table-cell table:style-name="ce2"/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7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Production and Innovation Knowledge Repository (PIKR)</text:p>
          </table:table-cell>
          <table:table-cell office:value-type="string" table:style-name="ce2">
            <text:p>Diamantini C.; Potena D.; Proietti M.; Smith F.; Storti E.; Taglino F., 2013, A semantic framework for knowledge management in virtual innovation factories</text:p>
          </table:table-cell>
          <table:table-cell table:style-name="ce2"/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8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SBVR</text:p>
          </table:table-cell>
          <table:table-cell office:value-type="string" table:style-name="ce2">
            <text:p>Heintz J.; Belaud J.-P.; Gerbaud V., 2014, Chemical enterprise model and decision-making framework for sustainable chemical product design</text:p>
          </table:table-cell>
          <table:table-cell table:style-name="ce2"/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7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SDI Governance Model</text:p>
          </table:table-cell>
          <table:table-cell office:value-type="string" table:style-name="ce2">
            <text:p>Sjoukema J.-W.; Samia J.; Bregt A.K.; Crompvoets J., 2021, Governance interactions of spatial data infrastructures: an agent-based modelling approach</text:p>
          </table:table-cell>
          <table:table-cell table:style-name="ce2"/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7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SEMD meta-model</text:p>
          </table:table-cell>
          <table:table-cell office:value-type="string" table:style-name="ce2">
            <text:p>da Silva Serapião Leal G.; Guédria W.; Panetto H., 2019, An ontology for interoperability assessment: A systemic approach</text:p>
          </table:table-cell>
          <table:table-cell table:style-name="ce2"/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7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smashHitCore Ontology</text:p>
          </table:table-cell>
          <table:table-cell office:value-type="string" table:style-name="ce2">
            <text:p>Tauqeer A.; Kurteva A.; Chhetri T.R.; Ahmeti A.; Fensel A., 2022, Automated GDPR Contract Compliance Verification Using Knowledge Graphs</text:p>
          </table:table-cell>
          <table:table-cell table:style-name="ce2"/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8">
            <text:p>No</text:p>
          </table:table-cell>
          <table:table-cell office:value-type="string" table:style-name="ce7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Socio-Technical System Model</text:p>
          </table:table-cell>
          <table:table-cell office:value-type="string" table:style-name="ce2">
            <text:p>Fayoumi A.; Williams R., 2021, An integrated socio-technical enterprise modelling: A scenario of healthcare system analysis and design</text:p>
          </table:table-cell>
          <table:table-cell table:style-name="ce2"/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8">
            <text:p>Yes</text:p>
          </table:table-cell>
          <table:table-cell office:value-type="string" table:style-name="ce7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Strategic Planning Ontology (SP Ontology)</text:p>
          </table:table-cell>
          <table:table-cell office:value-type="string" table:style-name="ce2">
            <text:p>Dalmau-Espert J.L.; Llorens-Largo F.; Compan-Rosique P.; Satorre-Cuerda R.; Molina-Carmona R., 2016, Leveraging information for high level-of-Abstraction organizational processes</text:p>
          </table:table-cell>
          <table:table-cell table:style-name="ce2"/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VBE Value System Ontology</text:p>
          </table:table-cell>
          <table:table-cell office:value-type="string" table:style-name="ce2">
            <text:p>Romero D.; Galeano N.; Molina A., 2010, Virtual organisation breeding environments value system and its elements</text:p>
          </table:table-cell>
          <table:table-cell table:style-name="ce2"/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8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VE Architecture</text:p>
          </table:table-cell>
          <table:table-cell office:value-type="string" table:style-name="ce2">
            <text:p>Narendra N.C.; Norta A.; Mahunnah M.; Ma L.; Maggi F.M., 2016, Sound conflict management and resolution for virtual-enterprise collaborations</text:p>
          </table:table-cell>
          <table:table-cell table:style-name="ce2"/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8">
            <text:p>Yes</text:p>
          </table:table-cell>
          <table:table-cell office:value-type="string" table:style-name="ce7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table:number-columns-repeated="16366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18a303" draw:opacity="100%" draw:stroke="solid" svg:stroke-width="0.01389in" svg:stroke-color="#0e7702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Jöran Lindeberg</meta:initial-creator>
    <dc:creator>Jöran Lindeberg</dc:creator>
    <meta:creation-date>2024-05-03T12:31:31Z</meta:creation-date>
    <dc:date>2024-05-03T19:00:33Z</dc:date>
  </office:meta>
</office:document-meta>
</file>